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v 27<text:span text:style-name="T1">th </text:span>2014</text:p>
      <text:p text:style-name="Standard">New (simpler) project to try and get some remote logging done in Jewett. <text:s/>I want to collect temperature data, get it sent up to server and displayed on the website.</text:p>
      <text:p text:style-name="Standard"/>
      <text:p text:style-name="Standard">I had gotten a temperature sensor as part of the current monitoring package. <text:s/>It is an AoSong 2302 temp and humidity monitor. <text:s/>The website from the company stinks but there appears to be alot of third party information on different websites.</text:p>
      <text:p text:style-name="Standard"/>
      <text:p text:style-name="Standard">This seemed to be the best:</text:p>
      <text:p text:style-name="Standard"><text:a xlink:type="simple" xlink:href="https://www.adafruit.com/products/385">https://www.adafruit.com/products/385</text:a></text:p>
      <text:p text:style-name="Standard"/>
      <text:p text:style-name="Standard">I downloaded the data sheet into a local folder. <text:s/>Got it from this URL</text:p>
      <text:p text:style-name="Standard"><text:a xlink:type="simple" xlink:href="http://www.adafruit.com/datasheets/DHT22.pdf">http://www.adafruit.com/datasheets/DHT22.pdf</text:a></text:p>
      <text:p text:style-name="Standard"/>
      <text:p text:style-name="Standard">This is a part of website that describes the hookup and connections.</text:p>
      <text:p text:style-name="Standard"><text:a xlink:type="simple" xlink:href="https://learn.adafruit.com/dht/connecting-to-a-dhtxx-sensor">https://learn.adafruit.com/dht/connecting-to-a-dhtxx-sensor</text:a></text:p>
      <text:p text:style-name="Standard"/>
      <text:p text:style-name="Standard">This is the test program and the library that makes it work. <text:s/>I followed the directions (Rename to DHT) and copied to C:\MyStuff\TempMonLogging\DHT</text:p>
      <text:p text:style-name="Standard">Load up the demo application (DHTested.ino) and it worked!!! <text:s/>Very cool</text:p>
      <text:p text:style-name="Standard"><text:a xlink:type="simple" xlink:href="https://learn.adafruit.com/dht/downloads">https://learn.adafruit.com/dht/downloads</text:a></text:p>
      <text:p text:style-name="Standard"/>
      <text:p text:style-name="Standard">Nov 29<text:span text:style-name="T1">th</text:span> 2014</text:p>
      <text:p text:style-name="Standard">OK. <text:s/>I reviewed the code and basically understand what is going on. <text:s/>I am trying to think what I would like to monitor and what might be the best way to measure it.</text:p>
      <text:p text:style-name="Standard"/>
      <text:list xml:id="list1170579565639364993" text:style-name="L1">
        <text:list-item>
          <text:p text:style-name="P1">Temperature in the basement</text:p>
        </text:list-item>
        <text:list-item>
          <text:p text:style-name="P1">Temperature in the Hot Tub</text:p>
          <text:p text:style-name="P1">a ) https://www.sparkfun.com/products/11050</text:p>
        </text:list-item>
        <text:list-item>
          <text:p text:style-name="P1">Temperature in the upstairs bathrooms</text:p>
        </text:list-item>
        <text:list-item>
          <text:p text:style-name="P1">Did the electricity go off?</text:p>
        </text:list-item>
        <text:list-item>
          <text:p text:style-name="P1">Enforce "I'm leaving the house" checklist.</text:p>
          <text:p text:style-name="P1">a) Detection of doors being open/shut</text:p>
          <text:p text:style-name="P1">http://www.adafruit.com/products/375</text:p>
          <text:p text:style-name="P1">i) Great Room Sliding doors</text:p>
          <text:p text:style-name="P1">ii) Great Room side doors</text:p>
          <text:p text:style-name="P1">iii) Great room French Doors</text:p>
          <text:p text:style-name="P1">iv) Front Sun room sliding doors.</text:p>
          <text:p text:style-name="P1">b) Water shutdown</text:p>
        </text:list-item>
      </text:list>
      <text:p text:style-name="Standard">6) How long/often is the boiler running?</text:p>
      <text:p text:style-name="Standard"/>
      <text:p text:style-name="Standard">I need to get some connectivity on this so I ordered an Ethernet Shield for the Arduino. <text:s/>First test is to ensure that I can still measure the temperature when the Ethernet Shield is connected. </text:p>
      <text:p text:style-name="Standard"><text:a xlink:type="simple" xlink:href="http://arduino.cc/en/Main/ArduinoEthernetShield">http://arduino.cc/en/Main/ArduinoEthernetShield</text:a></text:p>
      <text:p text:style-name="Standard"/>
      <text:p text:style-name="Standard">I reviewed some of the Ethernet Libraries that are included as part of the build environment. <text:s/>Not something that that I can use directly.</text:p>
      <text:p text:style-name="Standard"/>
      <text:p text:style-name="Standard">I found this which I think is exactly what I want.</text:p>
      <text:p text:style-name="Standard">http://www.instructables.com/id/PART-1-Send-Arduino-data-to-the-Web-PHP-MySQL-D3js/step2/PHP-MySQL-Application/</text:p>
      <text:p text:style-name="Standard"/>
      <text:p text:style-name="Standard"><text:soft-page-break/></text:p>
      <text:p text:style-name="Standard">I started by concentrating on the server side. <text:s/>I took the three files from the sample and put them onto the web server. <text:s/>I only had to change the password information in the connect.php file</text:p>
      <text:p text:style-name="Standard"><text:tab/><text:tab/>$server="localhost";</text:p>
      <text:p text:style-name="Standard"><text:tab/><text:tab/>$user="root";</text:p>
      <text:p text:style-name="Standard"><text:tab/><text:tab/>$pass="PatKenn#987";</text:p>
      <text:p text:style-name="Standard"><text:tab/><text:tab/>$db="catskill";<text:tab/></text:p>
      <text:p text:style-name="Standard"/>
      <text:p text:style-name="Standard">The files are in stored in:</text:p>
      <text:p text:style-name="Standard">http://www.ken-fam.dynamic-dns.net/Logging/index.php</text:p>
      <text:p text:style-name="Standard"/>
      <text:p text:style-name="Standard">Now I need to figure out/remember how to setup the new database table</text:p>
      <text:p text:style-name="Standard"/>
      <text:p text:style-name="Standard">http://www.rackspace.com/knowledge_center/article/installing-mysql-server-on-ubuntu</text:p>
      <text:p text:style-name="Standard"><text:s/></text:p>
      <text:list xml:id="list789159563538253363" text:style-name="L2">
        <text:list-item>
          <text:p text:style-name="P2"> mysql -u root -p the Password is = PatKenn#987 and the command prompt will change now to mysql&gt;</text:p>
        </text:list-item>
        <text:list-item>
          <text:p text:style-name="P2">USE catskill</text:p>
        </text:list-item>
        <text:list-item>
          <text:p text:style-name="P2">CREATE TABLE tempLog(timeStamp TIMESTAMP NOT NULL PRIMARY KEY, temperature int(11) NOT NULL, humidity int(11) NOT NULL);</text:p>
        </text:list-item>
        <text:list-item>
          <text:p text:style-name="P2">And I added one dummy line into the data base to test it.</text:p>
        </text:list-item>
        <text:list-item>
          <text:p text:style-name="P2">INSERT INTO tempLog('2014-11-30 19:47:00', '25', '55');</text:p>
        </text:list-item>
        <text:list-item>
          <text:p text:style-name="P2">I saw this entry in the web page when I entered <text:a xlink:type="simple" xlink:href="http://www.ken-fam.dynamic-dns.net/Logging/index.php">http://www.ken-fam.dynamic-dns.net/Logging/index.php</text:a></text:p>
        </text:list-item>
        <text:list-item>
          <text:p text:style-name="P2">Sucess for now.</text:p>
        </text:list-item>
      </text:list>
      <text:p text:style-name="Standard">Next step is to get the Arduino logging data</text:p>
      <text:p text:style-name="Standard"/>
      <text:p text:style-name="Standard">Dec 1<text:span text:style-name="T1">st</text:span> 2014</text:p>
      <text:p text:style-name="Standard">Going to try and get the logging on the Arduino goi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4DT12H4M39S</meta:editing-duration>
    <meta:editing-cycles>24</meta:editing-cycles>
    <meta:generator>OpenOffice.org/3.4.1$Win32 OpenOffice.org_project/341m1$Build-9593</meta:generator>
    <dc:date>2016-02-27T22:19:58.21</dc:date>
    <meta:document-statistic meta:table-count="0" meta:image-count="0" meta:object-count="0" meta:page-count="2" meta:paragraph-count="53" meta:word-count="483" meta:character-count="3231"/>
    <meta:user-defined meta:name="Info 1"/>
    <meta:user-defined meta:name="Info 2"/>
    <meta:user-defined meta:name="Info 3"/>
    <meta:user-defined meta:name="Info 4"/>
  </office:meta>
</office:document-meta>
</file>